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5cm" fo:padding-top="0cm" fo:padding-bottom="0cm" fo:padding-left="0cm" fo:padding-right="0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MS Gothic" style:font-size-asian="9pt" style:font-style-asian="italic" style:font-weight-asian="normal" style:font-name-complex="Tahoma" style:font-size-complex="9pt" style:font-style-complex="italic" style:font-weight-complex="normal" style:text-emphasize="none" style:font-relief="non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MS Gothic" style:font-size-asian="9pt" style:font-style-asian="italic" style:font-weight-asian="normal" style:font-name-complex="Tahoma" style:font-size-complex="9pt" style:font-style-complex="italic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8.685cm" svg:y1="14.166cm" svg:x2="12.685cm" svg:y2="16.166cm">
              <text:p/>
            </draw:line>
            <draw:frame draw:style-name="gr2" draw:text-style-name="P3" draw:layer="layout" svg:width="0.5cm" svg:height="0.5cm" svg:x="8.685cm" svg:y="13.67cm">
              <draw:text-box>
                <text:p text:style-name="P2"><text:span text:style-name="T1">d</text:span></text:p>
              </draw:text-box>
            </draw:frame>
            <draw:g>
              <draw:line draw:style-name="gr1" draw:text-style-name="P1" draw:layer="layout" svg:x1="11.233cm" svg:y1="14.47cm" svg:x2="11.183cm" svg:y2="14.52cm">
                <text:p/>
              </draw:line>
              <draw:line draw:style-name="gr1" draw:text-style-name="P1" draw:layer="layout" svg:x1="11.233cm" svg:y1="14.52cm" svg:x2="11.183cm" svg:y2="14.47cm">
                <text:p/>
              </draw:line>
            </draw:g>
            <draw:frame draw:style-name="gr2" draw:text-style-name="P4" draw:layer="layout" svg:width="0.503cm" svg:height="0.5cm" svg:x="11.278cm" svg:y="14.169cm">
              <draw:text-box>
                <text:p text:style-name="P2"><text:span text:style-name="T2">P</text:span></text:p>
              </draw:text-box>
            </draw:frame>
          </draw:g>
          <draw:line draw:style-name="gr1" draw:text-style-name="P1" draw:layer="layout" svg:x1="8.685cm" svg:y1="14.166cm" svg:x2="12.685cm" svg:y2="16.166cm">
            <text:p/>
          </draw:line>
          <draw:g>
            <draw:line draw:style-name="gr1" draw:text-style-name="P1" draw:layer="layout" svg:x1="11.258cm" svg:y1="14.444cm" svg:x2="11.158cm" svg:y2="14.544cm">
              <text:p/>
            </draw:line>
            <draw:line draw:style-name="gr1" draw:text-style-name="P1" draw:layer="layout" svg:x1="11.258cm" svg:y1="14.544cm" svg:x2="11.158cm" svg:y2="14.444cm">
              <text:p/>
            </draw:line>
          </draw:g>
          <draw:ellipse draw:style-name="gr3" draw:text-style-name="P1" draw:layer="layout" svg:width="3.001cm" svg:height="2.999cm" svg:x="9.685cm" svg:y="13.171cm" draw:kind="arc" draw:start-angle="165.56" draw:end-angle="201.12">
            <text:p/>
          </draw:ellipse>
          <draw:ellipse draw:style-name="gr3" draw:text-style-name="P1" draw:layer="layout" svg:width="3.001cm" svg:height="2.999cm" svg:x="9.685cm" svg:y="13.171cm" draw:kind="arc" draw:start-angle="293.12" draw:end-angle="315.18">
            <text:p/>
          </draw:ellipse>
          <draw:ellipse draw:style-name="gr3" draw:text-style-name="P1" draw:layer="layout" svg:width="2.999cm" svg:height="3.001cm" svg:x="8.184cm" svg:y="13.144cm" draw:kind="arc" draw:start-angle="288.41" draw:end-angle="319.06">
            <text:p/>
          </draw:ellipse>
          <draw:circle draw:style-name="gr3" draw:text-style-name="P1" draw:layer="layout" svg:width="3.001cm" svg:height="3.001cm" svg:x="10.505cm" svg:y="14.145cm" draw:kind="arc" draw:start-angle="174.65" draw:end-angle="194.71">
            <text:p/>
          </draw:circle>
          <draw:frame draw:style-name="gr2" draw:text-style-name="P4" draw:layer="layout" svg:width="0.503cm" svg:height="0.5cm" svg:x="11.278cm" svg:y="14.169cm">
            <draw:text-box>
              <text:p text:style-name="P2"><text:span text:style-name="T2">P</text:span></text:p>
            </draw:text-box>
          </draw:frame>
          <draw:frame draw:style-name="gr4" draw:text-style-name="P4" draw:layer="layout" svg:width="0.352cm" svg:height="0.38cm" svg:x="10.556cm" svg:y="15.868cm">
            <draw:text-box>
              <text:p text:style-name="P2"><text:span text:style-name="T2">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4:48:49.145535475</meta:creation-date>
    <dc:date>2018-04-10T14:49:14.045232811</dc:date>
    <meta:editing-duration>PT25S</meta:editing-duration>
    <meta:editing-cycles>1</meta:editing-cycles>
    <meta:document-statistic meta:object-count="18"/>
    <meta:generator>LibreOffice/6.0.0.3$MacOSX_X86_64 LibreOffice_project/64a0f66915f38c6217de274f0aa8e15618924765</meta:generator>
  </office:meta>
</office:document-meta>
</file>